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1" style:master-page-name="MP0" style:family="paragraph">
      <style:paragraph-properties fo:break-before="page"/>
    </style:style>
    <style:style style:name="P2" style:parent-style-name="Standard" style:family="paragraph"/>
    <style:style style:name="P3" style:parent-style-name="Standard" style:family="paragraph"/>
    <style:style style:name="P4" style:parent-style-name="Standard" style:family="paragraph"/>
    <style:style style:name="P5" style:parent-style-name="Standard" style:family="paragraph"/>
    <style:style style:name="P6" style:parent-style-name="Standard" style:family="paragraph"/>
    <style:style style:name="P7" style:parent-style-name="Standard" style:family="paragraph"/>
    <style:style style:name="P8" style:parent-style-name="Standard" style:family="paragraph"/>
    <style:style style:name="P9" style:parent-style-name="Standard" style:family="paragraph"/>
    <style:style style:name="P10" style:parent-style-name="Standard" style:family="paragraph"/>
    <style:style style:name="P11" style:parent-style-name="Standard" style:family="paragraph"/>
    <style:style style:name="P12" style:parent-style-name="Standard" style:family="paragraph"/>
    <style:style style:name="P13" style:parent-style-name="Standard" style:family="paragraph"/>
    <style:style style:name="P14" style:parent-style-name="Standard" style:family="paragraph"/>
    <style:style style:name="P15" style:parent-style-name="Standard" style:family="paragraph"/>
    <style:style style:name="P16" style:parent-style-name="Standard" style:family="paragraph"/>
    <style:style style:name="P17" style:parent-style-name="Standard" style:family="paragraph"/>
    <style:style style:name="P18" style:parent-style-name="Standard" style:family="paragraph"/>
    <style:style style:name="P19" style:parent-style-name="Standard" style:family="paragraph"/>
    <style:style style:name="T20" style:parent-style-name="Fuentedepárrafopredeter." style:family="text">
      <style:text-properties fo:font-weight="bold" style:font-weight-asian="bold"/>
    </style:style>
  </office:automatic-styles>
  <office:body>
    <office:text text:use-soft-page-breaks="true">
      <text:h text:style-name="P1" text:outline-level="1">LISTADO DE CLASE:</text:h>
      <text:p text:style-name="Standard"/>
      <text:list text:style-name="LFO2" text:continue-numbering="true">
        <text:list-item>
          <text:p text:style-name="P2">José Rafael Álvarez:</text:p>
        </text:list-item>
        <text:list-item>
          <text:p text:style-name="P3">Manuel Ariza:</text:p>
        </text:list-item>
        <text:list-item>
          <text:p text:style-name="P4">Ángelo Bárbara:</text:p>
        </text:list-item>
        <text:list-item>
          <text:p text:style-name="P5">Juan Antonio Bujalance:</text:p>
        </text:list-item>
        <text:list-item>
          <text:p text:style-name="P6">Rafael Miguel Cruz:</text:p>
        </text:list-item>
        <text:list-item>
          <text:p text:style-name="P7">Javier Frías:</text:p>
        </text:list-item>
        <text:list-item>
          <text:p text:style-name="P8">Marcos Gallardo:</text:p>
        </text:list-item>
        <text:list-item>
          <text:p text:style-name="P9">Rafael García:</text:p>
        </text:list-item>
        <text:list-item>
          <text:p text:style-name="P10">Rafael<text:s/>Carlos Infante:</text:p>
        </text:list-item>
        <text:list-item>
          <text:p text:style-name="P11">Álvaro Leiva:</text:p>
        </text:list-item>
        <text:list-item>
          <text:p text:style-name="P12">Javier Lopera:</text:p>
        </text:list-item>
        <text:list-item>
          <text:p text:style-name="P13">Alberto Miguel Martínez:</text:p>
        </text:list-item>
        <text:list-item>
          <text:p text:style-name="P14">Adrián Ángel Moya:</text:p>
        </text:list-item>
        <text:list-item>
          <text:p text:style-name="P15">Mario Navarro:</text:p>
        </text:list-item>
        <text:list-item>
          <text:p text:style-name="P16">Rafael Jesús Nieto:</text:p>
        </text:list-item>
        <text:list-item>
          <text:p text:style-name="P17">Manuel Rojano:</text:p>
        </text:list-item>
        <text:list-item>
          <text:p text:style-name="P18">José María Romero:</text:p>
        </text:list-item>
        <text:list-item>
          <text:p text:style-name="P19">Rafael Ángel Sojo:<text:s/><text:span text:style-name="T20">RafaSojo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font-weight="bold" style:font-weight-asian="bold" fo:color="#2F5496" fo:font-size="20pt" style:font-size-asian="20pt" style:font-size-complex="14.5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Linenumbering" style:display-name="Line numbering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Mangal" fo:font-weight="bold" style:font-weight-asian="bold" fo:color="#2F5496" fo:font-size="20pt" style:font-size-asian="20pt" style:font-size-complex="14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Liberation Serif" style:font-name-asian="Noto Sans CJK SC Regular" style:font-name-complex="FreeSan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usuario</dc:creator>
    <meta:creation-date>2018-05-10T09:01:00Z</meta:creation-date>
    <dc:date>2018-05-10T16:31:00Z</dc:date>
    <meta:template xlink:href="Normal.dotm" xlink:type="simple"/>
    <meta:editing-cycles>2</meta:editing-cycles>
    <meta:editing-duration>PT360S</meta:editing-duration>
    <meta:document-statistic meta:page-count="1" meta:paragraph-count="1" meta:word-count="54" meta:character-count="352" meta:row-count="2" meta:non-whitespace-character-count="299"/>
  </office:meta>
</office:document-meta>
</file>